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margin-top="0cm" fo:margin-bottom="0.529cm" style:contextual-spacing="false" style:line-height-at-least="0.556cm" fo:text-indent="0cm" style:auto-text-indent="false"/>
    </style:style>
    <style:style style:name="P2" style:family="paragraph" style:parent-style-name="Standard">
      <style:paragraph-properties fo:margin-top="0cm" fo:margin-bottom="0.529cm" style:contextual-spacing="false" style:line-height-at-least="0.556cm"/>
    </style:style>
    <style:style style:name="P3" style:family="paragraph" style:parent-style-name="Standard">
      <style:paragraph-properties fo:margin-top="0cm" fo:margin-bottom="0.529cm" style:contextual-spacing="false" style:line-height-at-least="0.556cm"/>
      <style:text-properties officeooo:rsid="0010378e" officeooo:paragraph-rsid="0010378e"/>
    </style:style>
    <style:style style:name="P4" style:family="paragraph" style:parent-style-name="Standard">
      <style:paragraph-properties fo:margin-top="0cm" fo:margin-bottom="0.529cm" style:contextual-spacing="false" style:line-height-at-least="0.556cm"/>
      <style:text-properties officeooo:rsid="0010378e" officeooo:paragraph-rsid="0010378e" fo:padding="0cm" fo:border="none"/>
    </style:style>
    <style:style style:name="P5" style:family="paragraph" style:parent-style-name="Standard">
      <style:paragraph-properties fo:margin-top="0cm" fo:margin-bottom="0.529cm" style:contextual-spacing="false" style:line-height-at-least="0.556cm"/>
      <style:text-properties fo:font-weight="bold" officeooo:rsid="0010378e" officeooo:paragraph-rsid="0010378e" style:font-weight-asian="bold" style:font-weight-complex="bold"/>
    </style:style>
    <style:style style:name="P6" style:family="paragraph" style:parent-style-name="Standard">
      <style:paragraph-properties fo:margin-top="0cm" fo:margin-bottom="0.529cm" style:contextual-spacing="false" style:line-height-at-least="0.556cm"/>
      <style:text-properties officeooo:rsid="00123339" officeooo:paragraph-rsid="0013dbde"/>
    </style:style>
    <style:style style:name="P7" style:family="paragraph" style:parent-style-name="Standard">
      <style:paragraph-properties fo:margin-top="0cm" fo:margin-bottom="0.529cm" style:contextual-spacing="false" style:line-height-at-least="0.556cm"/>
      <style:text-properties officeooo:rsid="0016c781" officeooo:paragraph-rsid="0016c781"/>
    </style:style>
    <style:style style:name="P8" style:family="paragraph" style:parent-style-name="Standard">
      <style:paragraph-properties fo:margin-top="0cm" fo:margin-bottom="0.529cm" style:contextual-spacing="false" style:line-height-at-least="0.556cm" fo:break-before="page"/>
      <style:text-properties officeooo:paragraph-rsid="0010378e"/>
    </style:style>
    <style:style style:name="P9" style:family="paragraph" style:parent-style-name="Standard">
      <style:paragraph-properties fo:margin-top="0cm" fo:margin-bottom="0.476cm" style:contextual-spacing="false" style:line-height-at-least="0.556cm"/>
    </style:style>
    <style:style style:name="T1" style:family="text">
      <style:text-properties officeooo:rsid="00123339"/>
    </style:style>
    <style:style style:name="T2" style:family="text">
      <style:text-properties officeooo:rsid="0013dbde"/>
    </style:style>
    <style:style style:name="T3" style:family="text">
      <style:text-properties officeooo:rsid="0014dc4b"/>
    </style:style>
    <style:style style:name="T4" style:family="text">
      <style:text-properties officeooo:rsid="00172cfc"/>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The aim of this report is to explore the relationship between variables of various vehicles and miles per gallon (mpg). This report focuses on the relationship between transmission types and MPG. <text:span text:style-name="T3">The hypothesis is that manual vehicles have higher MPG than automatics.</text:span></text:p>
      <text:p text:style-name="P5">Executive Summary</text:p>
      <text:p text:style-name="P5"><text:span text:style-name="T1">Exploratory</text:span> Analys<text:span text:style-name="T1">i</text:span>s</text:p>
      <text:p text:style-name="P6">The first step in this analysis is to explore the data of interest. <text:span text:style-name="T2">The dataset is a list of 32 cars with 11 variables. Of the 32 cars, 19 cars are automatic and 13 are manual. Miles per gallon ranges from a minimum of 10.4 mpg to a maximum of 33.9 mpg. The mean MPG for the dataset is 20.9 mpg.</text:span></text:p>
      <text:p text:style-name="P7">Chart 1 shows that manual vehicles have higher MPG scores than automatics. However, <text:span text:style-name="T4">Chart 1 also shows that </text:span>it is possible that other variables in the data may have an impact on MPG. For example, could the number of cylinders <text:span text:style-name="T4">appears to</text:span> impact MPG <text:span text:style-name="T4">as well as</text:span> transmission type.</text:p>
      <text:p text:style-name="P7"/>
      <text:p text:style-name="P6"/>
      <text:p text:style-name="P6"/>
      <text:p text:style-name="P3">Did the student interpret the coefficients correctly?</text:p>
      <text:p text:style-name="P3">Did the student do some exploratory data analyses?</text:p>
      <text:p text:style-name="P3">Did the student fit multiple models and detail their strategy for model selection?</text:p>
      <text:p text:style-name="P3">Did the student answer the questions of interest or detail why the question(s) is (are) not answerable?</text:p>
      <text:p text:style-name="P3">Did the student do a residual plot and some diagnostics?</text:p>
      <text:p text:style-name="P3"><text:bookmark text:name="assessmentText-6385c9244e636098"/>Did the student quantify the uncertainty in their conclusions and/or perform an inference correctly?</text:p>
      <text:p text:style-name="P4">Did the report include an executive summary?</text:p>
      <text:p text:style-name="P3"/>
      <text:p text:style-name="P8"/>
      <text:p text:style-name="P8"/>
      <text:p text:style-name="Standard"/>
      <text:p text:style-name="Standard"/>
      <text:section text:style-name="Sect1" text:name="evaluatedGroup-c67dfcf9dc7fdcf">
        <text:section text:style-name="Sect1" text:name="assessmentText-c67dfcf9dc7fdcf">
          <text:p text:style-name="P2">Did the student interpret the coefficients correctly?<text:line-break/></text:p>
        </text:section>
        <text:section text:style-name="Sect1" text:name="c06c23b08b57f6ea-validationErrorContainer">
          <text:p text:style-name="P9">    0: Coefficients interpreted incorrectly or not at all  1: Coefficients interpreted correctly</text:p>
        </text:section>
      </text:section>
      <text:section text:style-name="Sect1" text:name="evaluatedGroup-169b67595b93cf8">
        <text:p text:style-name="P1"/>
        <text:section text:style-name="Sect1" text:name="assessmentText-169b67595b93cf8">
          <text:p text:style-name="P2">Did the student do some exploratory data analyses?<text:line-break/></text:p>
        </text:section>
        <text:section text:style-name="Sect1" text:name="bb74257473b6cda-validationErrorContainer">
          <text:p text:style-name="P9">    0: Exploratory data analysis not conducted  1: Exploratory data analysis conducted</text:p>
        </text:section>
      </text:section>
      <text:section text:style-name="Sect1" text:name="evaluatedGroup-849746f224aa1e32">
        <text:p text:style-name="P1"/>
        <text:section text:style-name="Sect1" text:name="assessmentText-849746f224aa1e32">
          <text:p text:style-name="P2">Did the student fit multiple models and detail their strategy for model selection?<text:line-break/></text:p>
        </text:section>
        <text:section text:style-name="Sect1" text:name="592bbeb6d5d277be-validationErrorContainer">
          <text:p text:style-name="P9">    0: Either single model fit or model selection strategy was not given  1: Multiple models fit and strategy for model selection given</text:p>
        </text:section>
      </text:section>
      <text:section text:style-name="Sect1" text:name="evaluatedGroup-59c3247c5003304f">
        <text:p text:style-name="P1"/>
        <text:section text:style-name="Sect1" text:name="assessmentText-59c3247c5003304f">
          <text:p text:style-name="P2">Did the student answer the questions of interest or detail why the question(s) is (are) not answerable?<text:line-break/></text:p>
        </text:section>
        <text:section text:style-name="Sect1" text:name="4d3e83f64fbf552a-validationErrorContainer">
          <text:p text:style-name="P9">    0: Question was not answered and no explanation for lack of answer was given.  1: Was the question of interest answered or discussed why it is not answerable?</text:p>
        </text:section>
      </text:section>
      <text:section text:style-name="Sect1" text:name="evaluatedGroup-466a4adae63cf59a">
        <text:p text:style-name="P1"/>
        <text:section text:style-name="Sect1" text:name="assessmentText-466a4adae63cf59a">
          <text:p text:style-name="P2">Did the student do a residual plot and some diagnostics?<text:line-break/></text:p>
        </text:section>
        <text:section text:style-name="Sect1" text:name="58beb26a4f197e1-validationErrorContainer">
          <text:p text:style-name="P9">    0: No residual plot was shown or conducted.  1: Residual plot shown and conducted.</text:p>
        </text:section>
      </text:section>
      <text:section text:style-name="Sect1" text:name="evaluatedGroup-6385c9244e636098">
        <text:p text:style-name="P1"/>
        <text:section text:style-name="Sect1" text:name="assessmentText-6385c9244e636098">
          <text:p text:style-name="P2">Did the student quantify the uncertainty in their conclusions and/or perform an inference correctly?<text:line-break/></text:p>
        </text:section>
        <text:section text:style-name="Sect1" text:name="d773a28195f36362-validationErrorContainer">
          <text:p text:style-name="P9">    0: No inference was performed, or it was simply reported without interpretation.  1: An inference (hypothesis test, pvalue, confidence interval) was performed correctly and interpreted.</text:p>
        </text:section>
      </text:section>
      <text:section text:style-name="Sect1" text:name="evaluatedGroup-6424255e568a1ab5">
        <text:p text:style-name="P1"><text:soft-page-break/></text:p>
        <text:section text:style-name="Sect1" text:name="assessmentText-6424255e568a1ab5">
          <text:p text:style-name="P2">Was the report brief (about 2 pages long) for the main body of the report and no longer than 5 with supporting appendix of figures?<text:line-break/></text:p>
        </text:section>
        <text:section text:style-name="Sect1" text:name="69b68f684be14f3d-validationErrorContainer">
          <text:p text:style-name="P9">    0: The report failed the length requirement (more than 2.5 pages)  1: The report satisfied the length requirement (about 2 pages or less)</text:p>
        </text:section>
      </text:section>
      <text:section text:style-name="Sect1" text:name="evaluatedGroup-fd559df4cc169a60">
        <text:p text:style-name="P1"/>
        <text:section text:style-name="Sect1" text:name="assessmentText-fd559df4cc169a60">
          <text:p text:style-name="P2">Did the report include an executive summary?<text:line-break/></text:p>
        </text:section>
        <text:section text:style-name="Sect1" text:name="5747edf25f0734ff-validationErrorContainer">
          <text:p text:style-name="P9">    0: No executive summary given  1: Executive summary given</text:p>
        </text:section>
      </text:section>
      <text:section text:style-name="Sect1" text:name="evaluatedGroup-31af9091bcbed3a">
        <text:p text:style-name="P1"/>
        <text:section text:style-name="Sect1" text:name="assessmentText-31af9091bcbed3a">
          <text:p text:style-name="P2">Was the report done in Rmd (knitr)?<text:line-break/></text:p>
        </text:section>
        <text:section text:style-name="Sect1" text:name="fc436c87d67de9f-validationErrorContainer">
          <text:p text:style-name="P9">    0: The report was clearly not done in Rmd/knitr  1: The report appears to have been done in Rmd/knitr</text:p>
        </text:section>
      </text:section>
      <text:section text:style-name="Sect1" text:name="evaluatedGroup-f9353ec73fe33b84">
        <text:p text:style-name="P1"/>
        <text:section text:style-name="Sect1" text:name="assessmentText-f9353ec73fe33b84">
          <text:p text:style-name="P2">If you feel that you need to explain any of your grading decisions, please do so in this space. </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21:45:34.842933559</meta:creation-date>
    <meta:generator>LibreOffice/4.2.7.2$Linux_X86_64 LibreOffice_project/420m0$Build-2</meta:generator>
    <dc:date>2014-11-21T23:47:21.567585044</dc:date>
    <meta:editing-duration>PT17M25S</meta:editing-duration>
    <meta:editing-cycles>2</meta:editing-cycles>
    <meta:document-statistic meta:table-count="0" meta:image-count="0" meta:object-count="0" meta:page-count="4" meta:paragraph-count="31" meta:word-count="522" meta:character-count="3184" meta:non-whitespace-character-count="2638"/>
  </office:meta>
</office:document-meta>
</file>